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Open Sans1" svg:font-family="'Open Sans'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a2a2a" style:font-name="FreeSans" fo:font-size="13pt" fo:letter-spacing="normal" fo:font-style="normal" fo:font-weight="normal" officeooo:paragraph-rsid="000eb041" style:font-size-asian="13pt" style:font-weight-asian="normal" style:font-size-complex="13pt" style:font-weight-complex="normal" loext:padding="0in" loext:border="none"/>
    </style:style>
    <style:style style:name="P2" style:family="paragraph" style:parent-style-name="Standard" style:list-style-name="L1">
      <style:paragraph-properties fo:text-align="start" style:justify-single-word="false"/>
      <style:text-properties fo:font-variant="normal" fo:text-transform="none" fo:color="#2a2a2a" style:font-name="FreeSans" fo:font-size="13pt" fo:letter-spacing="normal" fo:font-style="normal" fo:font-weight="normal" officeooo:rsid="0018f09b" officeooo:paragraph-rsid="0018f09b" style:font-size-asian="13pt" style:font-weight-asian="normal" style:font-size-complex="13pt" style:font-weight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a2a2a" style:font-name="FreeSans" fo:font-size="13pt" fo:letter-spacing="normal" fo:font-style="normal" fo:font-weight="bold" officeooo:rsid="0013fb83" officeooo:paragraph-rsid="0013fb83" style:font-size-asian="13pt" style:font-weight-asian="bold" style:font-size-complex="13pt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a2a2a" style:font-name="FreeSans" fo:font-size="13pt" fo:letter-spacing="normal" fo:font-style="normal" fo:font-weight="bold" officeooo:rsid="001a5d11" officeooo:paragraph-rsid="0018f09b" style:font-size-asian="13pt" style:font-weight-asian="bold" style:font-size-complex="13pt" style:font-weight-complex="bold" loext:padding="0in" loext:border="none"/>
    </style:style>
    <style:style style:name="P5" style:family="paragraph" style:parent-style-name="Standard">
      <style:text-properties style:font-name="FreeSans" fo:font-size="13pt" officeooo:paragraph-rsid="000d8851" style:font-size-asian="13pt" style:font-size-complex="13pt"/>
    </style:style>
    <style:style style:name="P6" style:family="paragraph" style:parent-style-name="Standard">
      <style:text-properties style:font-name="FreeSans" fo:font-size="13pt" officeooo:paragraph-rsid="000e4d5a" style:font-size-asian="13pt" style:font-size-complex="13pt"/>
    </style:style>
    <style:style style:name="P7" style:family="paragraph" style:parent-style-name="Standard">
      <style:text-properties style:font-name="FreeSans" fo:font-size="13pt" fo:font-weight="bold" officeooo:rsid="000d8851" officeooo:paragraph-rsid="000d8851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reeSans" fo:font-size="13pt" fo:font-weight="bold" officeooo:rsid="000e4d5a" officeooo:paragraph-rsid="000e4d5a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reeSans" fo:font-size="13pt" fo:font-weight="bold" officeooo:rsid="000eb041" officeooo:paragraph-rsid="000eb04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3pt" fo:font-weight="bold" officeooo:rsid="0012122e" officeooo:paragraph-rsid="0012122e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3pt" fo:font-weight="bold" officeooo:rsid="001cd73d" officeooo:paragraph-rsid="001cd73d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FreeSans" fo:font-size="13pt" fo:font-weight="bold" officeooo:paragraph-rsid="000d8851" style:font-size-asian="13pt" style:font-size-complex="13pt"/>
    </style:style>
    <style:style style:name="P13" style:family="paragraph" style:parent-style-name="Standard">
      <style:text-properties style:font-name="FreeSans" fo:font-size="13pt" fo:font-weight="bold" officeooo:paragraph-rsid="000e4d5a" style:font-size-asian="13pt" style:font-size-complex="13pt"/>
    </style:style>
    <style:style style:name="P14" style:family="paragraph" style:parent-style-name="Standard">
      <style:text-properties style:font-name="FreeSans" fo:font-size="13pt" fo:font-weight="bold" officeooo:paragraph-rsid="000eb041" style:font-size-asian="13pt" style:font-size-complex="13pt"/>
    </style:style>
    <style:style style:name="P15" style:family="paragraph" style:parent-style-name="Standard">
      <style:text-properties style:font-name="FreeSans" fo:font-size="13pt" fo:font-weight="bold" officeooo:paragraph-rsid="000f459c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3pt" fo:font-weight="bold" officeooo:paragraph-rsid="000f459c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3pt" fo:font-weight="bold" officeooo:rsid="0017773c" officeooo:paragraph-rsid="0017773c" style:font-size-asian="13pt" style:font-size-complex="13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FreeSans" fo:font-size="13pt" fo:font-weight="normal" officeooo:rsid="0013fb83" officeooo:paragraph-rsid="0013fb83" style:font-size-asian="13pt" style:font-weight-asian="normal" style:font-size-complex="13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FreeSans" fo:font-size="13pt" fo:font-weight="normal" officeooo:rsid="0015f246" officeooo:paragraph-rsid="0015f246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FreeSans" fo:font-size="13pt" fo:font-weight="normal" officeooo:rsid="0017773c" officeooo:paragraph-rsid="0017773c" style:font-size-asian="13pt" style:font-weight-asian="normal" style:font-size-complex="13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FreeSans" fo:font-size="13pt" fo:font-weight="normal" officeooo:rsid="0018c464" officeooo:paragraph-rsid="0018c464" style:font-size-asian="13pt" style:font-weight-asian="normal" style:font-size-complex="13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FreeSans" fo:font-size="13pt" fo:font-weight="normal" officeooo:rsid="0018f09b" officeooo:paragraph-rsid="0018f09b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Sans" fo:font-size="13pt" fo:font-weight="normal" officeooo:rsid="0018f09b" officeooo:paragraph-rsid="0018f09b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Sans" fo:font-size="13pt" fo:font-weight="normal" officeooo:rsid="001a5d11" officeooo:paragraph-rsid="001a5d11" style:font-size-asian="13pt" style:font-weight-asian="normal" style:font-size-complex="13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FreeSans" fo:font-size="13pt" fo:font-weight="normal" officeooo:rsid="001ebd9d" officeooo:paragraph-rsid="001ebd9d" style:font-size-asian="13pt" style:font-weight-asian="normal" style:font-size-complex="13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FreeSans" fo:font-size="13pt" fo:font-weight="normal" officeooo:rsid="002053d5" officeooo:paragraph-rsid="002053d5" style:font-size-asian="13pt" style:font-weight-asian="normal" style:font-size-complex="13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FreeSans" fo:font-size="13pt" fo:font-weight="normal" officeooo:rsid="00223760" officeooo:paragraph-rsid="00223760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color="#2a2a2a" style:text-position="super 58%" fo:letter-spacing="normal" fo:font-style="normal" officeooo:rsid="0019e4b6" loext:padding="0in" loext:border="none"/>
    </style:style>
    <style:style style:name="T2" style:family="text">
      <style:text-properties fo:font-variant="normal" fo:text-transform="none" fo:color="#2a2a2a" style:text-position="super 58%" fo:letter-spacing="normal" fo:font-style="normal" officeooo:rsid="001a5d11" loext:padding="0in" loext:border="none"/>
    </style:style>
    <style:style style:name="T3" style:family="text">
      <style:text-properties fo:font-variant="normal" fo:text-transform="none" fo:color="#2a2a2a" fo:letter-spacing="normal" fo:font-style="normal" fo:font-weight="bold" officeooo:rsid="000d8851" style:font-weight-asian="bold" style:font-weight-complex="bold" loext:padding="0in" loext:border="none"/>
    </style:style>
    <style:style style:name="T4" style:family="text">
      <style:text-properties fo:font-variant="normal" fo:text-transform="none" fo:color="#2a2a2a" fo:letter-spacing="normal" fo:font-style="normal" fo:font-weight="bold" officeooo:rsid="000e4d5a" style:font-weight-asian="bold" style:font-weight-complex="bold" loext:padding="0in" loext:border="none"/>
    </style:style>
    <style:style style:name="T5" style:family="text">
      <style:text-properties fo:font-variant="normal" fo:text-transform="none" fo:color="#2a2a2a" fo:letter-spacing="normal" fo:font-style="normal" fo:font-weight="bold" officeooo:rsid="0015f246" style:font-weight-asian="bold" style:font-weight-complex="bold" loext:padding="0in" loext:border="none"/>
    </style:style>
    <style:style style:name="T6" style:family="text">
      <style:text-properties fo:font-variant="normal" fo:text-transform="none" fo:color="#2a2a2a" fo:letter-spacing="normal" fo:font-style="normal" fo:font-weight="bold" officeooo:rsid="0016195d" style:font-weight-asian="bold" style:font-weight-complex="bold" loext:padding="0in" loext:border="none"/>
    </style:style>
    <style:style style:name="T7" style:family="text">
      <style:text-properties fo:font-variant="normal" fo:text-transform="none" fo:color="#2a2a2a" fo:letter-spacing="normal" fo:font-style="normal" fo:font-weight="bold" officeooo:rsid="0017773c" style:font-weight-asian="bold" style:font-weight-complex="bold" loext:padding="0in" loext:border="none"/>
    </style:style>
    <style:style style:name="T8" style:family="text">
      <style:text-properties fo:font-variant="normal" fo:text-transform="none" fo:color="#2a2a2a" fo:letter-spacing="normal" fo:font-style="normal" fo:font-weight="bold" officeooo:rsid="0018c464" style:font-weight-asian="bold" style:font-weight-complex="bold" loext:padding="0in" loext:border="none"/>
    </style:style>
    <style:style style:name="T9" style:family="text">
      <style:text-properties fo:font-variant="normal" fo:text-transform="none" fo:color="#2a2a2a" fo:letter-spacing="normal" fo:font-style="normal" fo:font-weight="bold" style:font-weight-asian="bold" style:font-weight-complex="bold" loext:padding="0in" loext:border="none"/>
    </style:style>
    <style:style style:name="T10" style:family="text">
      <style:text-properties fo:font-variant="normal" fo:text-transform="none" fo:color="#2a2a2a" fo:letter-spacing="normal" fo:font-style="normal" fo:font-weight="bold" officeooo:rsid="0018f09b" style:font-weight-asian="bold" style:font-weight-complex="bold" loext:padding="0in" loext:border="none"/>
    </style:style>
    <style:style style:name="T11" style:family="text">
      <style:text-properties fo:font-variant="normal" fo:text-transform="none" fo:color="#2a2a2a" fo:letter-spacing="normal" fo:font-style="normal" fo:font-weight="bold" officeooo:rsid="0019e4b6" style:font-weight-asian="bold" style:font-weight-complex="bold" loext:padding="0in" loext:border="none"/>
    </style:style>
    <style:style style:name="T12" style:family="text">
      <style:text-properties fo:font-variant="normal" fo:text-transform="none" fo:color="#2a2a2a" fo:letter-spacing="normal" fo:font-style="normal" fo:font-weight="bold" officeooo:rsid="001a5d11" style:font-weight-asian="bold" style:font-weight-complex="bold" loext:padding="0in" loext:border="none"/>
    </style:style>
    <style:style style:name="T13" style:family="text">
      <style:text-properties fo:font-variant="normal" fo:text-transform="none" fo:color="#2a2a2a" fo:letter-spacing="normal" fo:font-style="normal" fo:font-weight="bold" officeooo:rsid="001b09d3" style:font-weight-asian="bold" style:font-weight-complex="bold" loext:padding="0in" loext:border="none"/>
    </style:style>
    <style:style style:name="T14" style:family="text">
      <style:text-properties fo:font-variant="normal" fo:text-transform="none" fo:color="#2a2a2a" fo:letter-spacing="normal" fo:font-style="normal" fo:font-weight="bold" officeooo:rsid="00223760" style:font-weight-asian="bold" style:font-weight-complex="bold" loext:padding="0in" loext:border="none"/>
    </style:style>
    <style:style style:name="T15" style:family="text">
      <style:text-properties fo:font-variant="normal" fo:text-transform="none" fo:color="#2a2a2a" fo:letter-spacing="normal" fo:font-style="normal" fo:font-weight="bold" officeooo:rsid="00239063" style:font-weight-asian="bold" style:font-weight-complex="bold" loext:padding="0in" loext:border="none"/>
    </style:style>
    <style:style style:name="T16" style:family="text">
      <style:text-properties fo:font-variant="normal" fo:text-transform="none" fo:color="#2a2a2a" fo:letter-spacing="normal" fo:font-style="normal" fo:font-weight="normal" style:font-weight-asian="bold" style:font-weight-complex="bold" loext:padding="0in" loext:border="none"/>
    </style:style>
    <style:style style:name="T17" style:family="text">
      <style:text-properties fo:font-variant="normal" fo:text-transform="none" fo:color="#2a2a2a" fo:letter-spacing="normal" fo:font-style="normal" fo:font-weight="normal" officeooo:rsid="000e4d5a" style:font-weight-asian="bold" style:font-weight-complex="bold" loext:padding="0in" loext:border="none"/>
    </style:style>
    <style:style style:name="T18" style:family="text">
      <style:text-properties fo:font-variant="normal" fo:text-transform="none" fo:color="#2a2a2a" fo:letter-spacing="normal" fo:font-style="normal" fo:font-weight="normal" officeooo:rsid="000f459c" style:font-weight-asian="bold" style:font-weight-complex="bold" loext:padding="0in" loext:border="none"/>
    </style:style>
    <style:style style:name="T19" style:family="text">
      <style:text-properties fo:font-variant="normal" fo:text-transform="none" fo:color="#2a2a2a" fo:letter-spacing="normal" fo:font-style="normal" fo:font-weight="normal" style:font-weight-asian="normal" style:font-weight-complex="normal" loext:padding="0in" loext:border="none"/>
    </style:style>
    <style:style style:name="T20" style:family="text">
      <style:text-properties fo:font-variant="normal" fo:text-transform="none" fo:color="#2a2a2a" fo:letter-spacing="normal" fo:font-style="normal" fo:font-weight="normal" officeooo:rsid="000eb041" style:font-weight-asian="normal" style:font-weight-complex="normal" loext:padding="0in" loext:border="none"/>
    </style:style>
    <style:style style:name="T21" style:family="text">
      <style:text-properties fo:font-variant="normal" fo:text-transform="none" fo:color="#2a2a2a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2a2a2a" fo:letter-spacing="normal" fo:font-style="normal" fo:font-weight="normal" officeooo:rsid="0018c464" loext:padding="0in" loext:border="none"/>
    </style:style>
    <style:style style:name="T23" style:family="text">
      <style:text-properties fo:font-variant="normal" fo:text-transform="none" fo:color="#2a2a2a" fo:letter-spacing="normal" fo:font-style="normal" loext:padding="0in" loext:border="none"/>
    </style:style>
    <style:style style:name="T24" style:family="text">
      <style:text-properties fo:font-variant="normal" fo:text-transform="none" fo:color="#2a2a2a" fo:letter-spacing="normal" fo:font-style="normal" officeooo:rsid="000d8851" style:font-weight-asian="bold" style:font-weight-complex="bold" loext:padding="0in" loext:border="none"/>
    </style:style>
    <style:style style:name="T25" style:family="text">
      <style:text-properties fo:font-variant="normal" fo:text-transform="none" fo:color="#2a2a2a" fo:letter-spacing="normal" fo:font-style="normal" officeooo:rsid="000e4d5a" style:font-weight-asian="bold" style:font-weight-complex="bold" loext:padding="0in" loext:border="none"/>
    </style:style>
    <style:style style:name="T26" style:family="text">
      <style:text-properties fo:font-variant="normal" fo:text-transform="none" fo:color="#2a2a2a" fo:letter-spacing="normal" fo:font-style="normal" officeooo:rsid="000eb041" style:font-weight-asian="bold" style:font-weight-complex="bold" loext:padding="0in" loext:border="none"/>
    </style:style>
    <style:style style:name="T27" style:family="text">
      <style:text-properties fo:font-variant="normal" fo:text-transform="none" fo:color="#2a2a2a" fo:letter-spacing="normal" fo:font-style="normal" officeooo:rsid="000f459c" style:font-weight-asian="bold" style:font-weight-complex="bold" loext:padding="0in" loext:border="none"/>
    </style:style>
    <style:style style:name="T28" style:family="text">
      <style:text-properties fo:font-variant="normal" fo:text-transform="none" fo:color="#2a2a2a" fo:letter-spacing="normal" fo:font-style="normal" officeooo:rsid="00239063" style:font-weight-asian="bold" style:font-weight-complex="bold" loext:padding="0in" loext:border="none"/>
    </style:style>
    <style:style style:name="T29" style:family="text">
      <style:text-properties fo:font-variant="normal" fo:text-transform="none" fo:color="#2a2a2a" fo:letter-spacing="normal" fo:font-style="normal" officeooo:rsid="000f459c" loext:padding="0in" loext:border="none"/>
    </style:style>
    <style:style style:name="T30" style:family="text">
      <style:text-properties fo:font-variant="normal" fo:text-transform="none" fo:color="#2a2a2a" fo:letter-spacing="normal" fo:font-style="normal" officeooo:rsid="0013fb83" loext:padding="0in" loext:border="none"/>
    </style:style>
    <style:style style:name="T31" style:family="text">
      <style:text-properties fo:font-variant="normal" fo:text-transform="none" fo:color="#2a2a2a" fo:letter-spacing="normal" fo:font-style="normal" officeooo:rsid="0016195d" loext:padding="0in" loext:border="none"/>
    </style:style>
    <style:style style:name="T32" style:family="text">
      <style:text-properties fo:font-variant="normal" fo:text-transform="none" fo:color="#2a2a2a" fo:letter-spacing="normal" fo:font-style="normal" officeooo:rsid="0018f09b" loext:padding="0in" loext:border="none"/>
    </style:style>
    <style:style style:name="T33" style:family="text">
      <style:text-properties fo:font-variant="normal" fo:text-transform="none" fo:color="#2a2a2a" fo:letter-spacing="normal" fo:font-style="normal" officeooo:rsid="0019e4b6" loext:padding="0in" loext:border="none"/>
    </style:style>
    <style:style style:name="T34" style:family="text">
      <style:text-properties fo:font-variant="normal" fo:text-transform="none" fo:color="#2a2a2a" fo:letter-spacing="normal" fo:font-style="normal" officeooo:rsid="001a5d11" loext:padding="0in" loext:border="none"/>
    </style:style>
    <style:style style:name="T35" style:family="text">
      <style:text-properties fo:font-variant="normal" fo:text-transform="none" fo:color="#2a2a2a" fo:letter-spacing="normal" fo:font-style="normal" officeooo:rsid="001b09d3" loext:padding="0in" loext:border="none"/>
    </style:style>
    <style:style style:name="T36" style:family="text">
      <style:text-properties fo:font-variant="normal" fo:text-transform="none" fo:color="#2a2a2a" fo:letter-spacing="normal" fo:font-style="normal" officeooo:rsid="000e4d5a" loext:padding="0in" loext:border="none"/>
    </style:style>
    <style:style style:name="T37" style:family="text">
      <style:text-properties fo:font-variant="normal" fo:text-transform="none" fo:color="#2a2a2a" fo:letter-spacing="normal" fo:font-style="normal" officeooo:rsid="00239063" loext:padding="0in" loext:border="non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Disaster - </text:span><text:span text:style-name="T16">A sudden accident or a natural catastrophe that causes great damage or loss of life.</text:span></text:p>
      <text:p text:style-name="P7"><text:span text:style-name="T23">Fatal – </text:span><text:span text:style-name="T19">Causing death</text:span></text:p>
      <text:p text:style-name="P5"><text:span text:style-name="T3">Brigade - </text:span><text:span text:style-name="T21">A group of people with a characteristic in common.</text:span></text:p>
      <text:p text:style-name="P12"><text:span text:style-name="T24">Specalized - </text:span><text:span text:style-name="T19">Requiring or involving detailed and specific knowledge or training.</text:span></text:p>
      <text:p text:style-name="P13"><text:span text:style-name="T24">S</text:span><text:span text:style-name="T25">uic</text:span><text:span text:style-name="T28">i</text:span><text:span text:style-name="T25">d - </text:span><text:span text:style-name="T21">The action of killing oneself intentionally</text:span><text:span text:style-name="T17">.</text:span></text:p>
      <text:p text:style-name="P6"><text:span text:style-name="T4">Havoc - </text:span><text:span text:style-name="T19">Widespread destruction.</text:span></text:p>
      <text:p text:style-name="P8"><text:span text:style-name="T23">Tragic – </text:span><text:span text:style-name="T19">very sad, often involving death and suffering</text:span></text:p>
      <text:p text:style-name="P8"><text:span text:style-name="T23">Maim – </text:span><text:span text:style-name="T19">to injure a person so serverly that part of their body will no longer work as it should.</text:span></text:p>
      <text:p text:style-name="P8"><text:span text:style-name="T23">Emergency – </text:span><text:span text:style-name="T19">something dangerous and serious, such as an accident, that happens suddenly or unexpectedly and needs fast action in order to avoid harmful results.</text:span></text:p>
      <text:p text:style-name="P9"><text:span text:style-name="T23">Debris – </text:span><text:span text:style-name="T19">broken or torn pieces of something larger.</text:span></text:p>
      <text:p text:style-name="P14"><text:span text:style-name="T26">Revenge</text:span><text:span text:style-name="T20"> </text:span><text:span text:style-name="T26">- </text:span><text:span text:style-name="T19">The action of hurting or harming someone in return for an injury or wrong suffered at their hands.</text:span></text:p>
      <text:p text:style-name="P14"><text:span text:style-name="T26">Evacuate – </text:span><text:span text:style-name="T19">Remove (someone) from a place of danger to a safer place.</text:span></text:p>
      <text:p text:style-name="P1"/>
      <text:p text:style-name="P14"><text:span text:style-name="T26">Intensive care unit - </text:span><text:span text:style-name="T20">A department of a hospital in which patients who are dangerously ill are kept under constant observation.</text:span></text:p>
      <text:p text:style-name="P14"><text:span text:style-name="T20"><text:s/></text:span><text:span text:style-name="T26">Disable - </text:span><text:span text:style-name="T20">(of a disease, injury, or accident) limit (someone) in their movements, senses, or activities.</text:span></text:p>
      <text:p text:style-name="P15"><text:span text:style-name="T26">A</text:span><text:span text:style-name="T27">vert - </text:span><text:span text:style-name="T19">Turn away (one's eyes or thoughts)</text:span></text:p>
      <text:p text:style-name="P16"><text:span text:style-name="T27">Lifesaver - </text:span><text:span text:style-name="T19">A thing that saves one from serious difficulty.</text:span></text:p>
      <text:p text:style-name="P16"><text:span text:style-name="T27">Reverberation - </text:span><text:span text:style-name="T19">A thing that saves one from serious difficulty.</text:span></text:p>
      <text:p text:style-name="P16"><text:span text:style-name="T27">Commuter - </text:span><text:span text:style-name="T21">A person who travels some distance to work on a regular basis.</text:span></text:p>
      <text:p text:style-name="P16"><text:span text:style-name="T27">Masive - </text:span><text:span text:style-name="T21">Large and heavy or solid.</text:span></text:p>
      <text:p text:style-name="P16"><text:span text:style-name="T27">Mandate - </text:span><text:span text:style-name="T21">An offic</text:span><text:span text:style-name="T22">a</text:span><text:span text:style-name="T21">ial order or commission to do something</text:span><text:span text:style-name="T18">.</text:span></text:p>
      <text:p text:style-name="P17"><text:span text:style-name="T18">A</text:span><text:span text:style-name="T16">nd </text:span></text:p>
      <text:p text:style-name="P10"><text:span text:style-name="T29">S</text:span><text:span text:style-name="T23">LE PG 77 – </text:span><text:span text:style-name="T30">81 III</text:span></text:p>
      <text:p text:style-name="P3"/>
      <text:list xml:id="list2735011611" text:style-name="L1">
        <text:list-item>
          <text:p text:style-name="P18"><text:span text:style-name="T23">A disaster is </text:span><text:span text:style-name="T5">very fatal and causes a lot of damage.</text:span></text:p>
        </text:list-item>
        <text:list-item>
          <text:p text:style-name="P19"><text:span text:style-name="T23">Which two buildings next to Kenya’s Us Embassy were badly </text:span><text:span text:style-name="T31">affected by the attack on the embassy? </text:span><text:span text:style-name="T6">The two buildings which were afffected were Ufundi house </text:span><text:span text:style-name="T7">and Teacher’s Service Commision.</text:span></text:p>
        </text:list-item>
        <text:list-item>
          <text:p text:style-name="P20"><text:span text:style-name="T23">Why were Kenyan’s authorities and rescue services caught unwares? </text:span><text:span text:style-name="T8">They had never experienced a disaster of such magnitude before.</text:span></text:p>
        </text:list-item>
        <text:list-item>
          <text:p text:style-name="P21"><text:span text:style-name="T23">Why was there confusion and tension among the rescue teams? </text:span><text:span text:style-name="T9">There was no co-ordinated management of t<text:tab/>e resque operations.</text:span></text:p>
        </text:list-item>
        <text:list-item>
          <text:p text:style-name="P21"><text:span text:style-name="T23">Who claim</text:span><text:span text:style-name="T32">ed espondibility for the bombing in Nairobi? </text:span><text:span text:style-name="T10">Al-Quaeda terrorist group.</text:span></text:p>
        </text:list-item>
        <text:list-item>
          <text:p text:style-name="P22"><text:span text:style-name="T23">What happened to the place where the embassy was located? </text:span><text:span text:style-name="T9">All of the above</text:span></text:p>
        </text:list-item>
        <text:list-item>
          <text:p text:style-name="P22"><text:span text:style-name="T23">Which event happened at the same time as the bombing of the US Embassy in Nairobi? </text:span><text:span text:style-name="T9">Bomning of the US Embassy in Dar es Salaam.</text:span></text:p>
        </text:list-item>
        <text:list-item>
          <text:p text:style-name="P22"><text:span text:style-name="T23">The bombing can be described as fatal because </text:span><text:span text:style-name="T9">many people died</text:span><text:span text:style-name="T23">.</text:span></text:p>
        </text:list-item>
        <text:list-item>
          <text:p text:style-name="P2">True of false?</text:p>
          <text:p text:style-name="P22"><text:span text:style-name="T23">A. </text:span><text:span text:style-name="T33">A disaster struck Nairobi on 1</text:span><text:span text:style-name="T1">st</text:span><text:span text:style-name="T33"> August 1998. </text:span><text:span text:style-name="T11">True</text:span></text:p>
        </text:list-item>
      </text:list>
      <text:p text:style-name="P23"><text:span text:style-name="T23"><text:tab/> <text:s text:c="3"/>B. </text:span><text:span text:style-name="T33">The suic</text:span><text:span text:style-name="T37">i</text:span><text:span text:style-name="T33">de bommers drove into Ufundi House. </text:span><text:span text:style-name="T11">True</text:span></text:p>
      <text:p text:style-name="P23"><text:span text:style-name="T33"><text:tab/><text:tab/>C. The sound made the car reverses. </text:span><text:span text:style-name="T11">False.</text:span></text:p>
      <text:p text:style-name="P23"><text:span text:style-name="T11"><text:s text:c="9"/></text:span><text:span text:style-name="T33">D. A disaster struck US on 11</text:span><text:span text:style-name="T2">th</text:span><text:span text:style-name="T34"> September 2001. </text:span><text:span text:style-name="T12">True.</text:span></text:p>
      <text:p text:style-name="P4"><text:soft-page-break/></text:p>
      <text:p text:style-name="P24"><text:span text:style-name="T23">10. According to the passage, what ae reverberations? </text:span><text:span text:style-name="T13">Tremor and vibrations</text:span></text:p>
      <text:p text:style-name="P24"><text:span text:style-name="T13"/></text:p>
      <text:p text:style-name="P11"><text:span text:style-name="T35">S</text:span><text:span text:style-name="T23">LE PG 81-82 VOCABULARY</text:span></text:p>
      <text:list xml:id="list2955220303" text:style-name="L3">
        <text:list-item>
          <text:p text:style-name="P25"><text:span text:style-name="T23">To hurt somebody so badly that part of their body cannot be used. </text:span><text:span text:style-name="T9">Maim</text:span></text:p>
        </text:list-item>
        <text:list-item>
          <text:p text:style-name="P25"><text:span text:style-name="T23">The act of killing oneself deliberately. </text:span><text:span text:style-name="T3">S</text:span><text:span text:style-name="T4">uic</text:span><text:span text:style-name="T15">i</text:span><text:span text:style-name="T4">d</text:span></text:p>
        </text:list-item>
        <text:list-item>
          <text:p text:style-name="P26"><text:span text:style-name="T36">A </text:span><text:span text:style-name="T23">large amount of water that has spread from a river, sea or other water mass. </text:span><text:span text:style-name="T9">Floods</text:span></text:p>
        </text:list-item>
        <text:list-item>
          <text:p text:style-name="P26"><text:span text:style-name="T23">A group of people who work together for a particular purpose. </text:span><text:span text:style-name="T9">Team </text:span></text:p>
        </text:list-item>
        <text:list-item>
          <text:p text:style-name="P26"><text:span text:style-name="T23">That which makes you sad because it involves great suffering or death. </text:span><text:span text:style-name="T9">Fatal</text:span></text:p>
        </text:list-item>
        <text:list-item>
          <text:p text:style-name="P26"><text:span text:style-name="T23">Causing or ending on death. </text:span><text:span text:style-name="T15">Tragic.</text:span></text:p>
        </text:list-item>
        <text:list-item>
          <text:p text:style-name="P26"><text:span text:style-name="T23">To prevent something unpleasant. </text:span><text:span text:style-name="T14">Avert.</text:span></text:p>
        </text:list-item>
        <text:list-item>
          <text:p text:style-name="P27"><text:span text:style-name="T23">A hospital department that gives special care to patients. </text:span><text:span text:style-name="T9">Intensive Care Unit.</text:span></text:p>
        </text:list-item>
        <text:list-item>
          <text:p text:style-name="P27"><text:span text:style-name="T23">To remove people from a dangerous place to somewhere safer. </text:span><text:span text:style-name="T9">Evacuate.</text:span></text:p>
        </text:list-item>
        <text:list-item>
          <text:p text:style-name="P27"><text:span text:style-name="T23"><text:s/>Something that you do punish somebody who has hurt you. </text:span><text:span text:style-name="T9">Revenge.</text:span></text:p>
        </text:list-item>
        <text:list-item>
          <text:p text:style-name="P27"><text:span text:style-name="T23"><text:s/>To make somebody unable to use part of his or her body properly. <text:s/></text:span><text:span text:style-name="T15">D</text:span><text:span text:style-name="T9">isable.</text:span></text:p>
        </text:list-item>
        <text:list-item>
          <text:p text:style-name="P27"><text:span text:style-name="T23">A serious event that needs immediate action. </text:span><text:span text:style-name="T9">Emergenc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Open Sans1" svg:font-family="'Open Sans', sans-serif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04:27.596187645</meta:creation-date>
    <dc:date>2020-04-21T15:50:52.233504706</dc:date>
    <meta:editing-duration>PT59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594" meta:character-count="3427" meta:non-whitespace-character-count="2874"/>
  </office:meta>
</office:document-meta>
</file>